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3.796cm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665cm" fo:min-width="0cm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2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9" style:family="graphic" style:parent-style-name="standard">
      <style:graphic-properties svg:stroke-width="0.03cm" draw:marker-start-width="0.245cm" draw:marker-end="Arrow" draw:marker-end-width="0.345cm" draw:fill="solid" draw:fill-color="#ccffff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solid" draw:stroke-dash="Fine_20_Dashed"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dash" draw:stroke-dash="Styl_20_linii_20_1"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Styl_20_linii_20_1"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family="'Courier 10 Pitch'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10 Pitch'" style:font-pitch="fixed"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glue-point draw:id="4" svg:x="-1.945cm" svg:y="-2.894cm"/>
          <draw:glue-point draw:id="5" svg:x="-1.945cm" svg:y="-2.894cm"/>
          <draw:glue-point draw:id="6" svg:x="-1.763cm" svg:y="-2.894cm"/>
          <draw:custom-shape draw:style-name="gr1" draw:text-style-name="P1" draw:layer="layout" svg:width="4.192cm" svg:height="11cm" svg:x="1.1cm" svg:y="1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296cm" svg:height="1.199cm" svg:x="1.154cm" svg:y="1.165cm">
            <draw:text-box>
              <text:p text:style-name="P2"><text:span text:style-name="T1">cogvis.nada.kth.se:</text:span></text:p>
              <text:p text:style-name="P2"><text:span text:style-name="T1">cogx-kth.git</text:span></text:p>
            </draw:text-box>
          </draw:frame>
          <draw:custom-shape draw:style-name="gr1" draw:text-style-name="P1" draw:layer="layout" svg:width="10.879cm" svg:height="19cm" svg:x="5.5cm" svg:y="1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374cm" svg:height="0.725cm" svg:x="10.252cm" svg:y="1.115cm">
            <draw:text-box>
              <text:p text:style-name="P4"><text:span text:style-name="T1">local</text:span></text:p>
            </draw:text-box>
          </draw:frame>
          <draw:custom-shape draw:style-name="gr4" draw:text-style-name="P1" draw:layer="layout" svg:width="5.703cm" svg:height="11cm" svg:x="21.797cm" svg:y="1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374cm" svg:height="0.725cm" svg:x="23.961cm" svg:y="1.116cm">
            <draw:text-box>
              <text:p text:style-name="P4"><text:span text:style-name="T1">SVN</text:span></text:p>
            </draw:text-box>
          </draw:frame>
          <draw:custom-shape draw:style-name="gr4" draw:text-style-name="P1" draw:layer="layout" svg:width="5.044cm" svg:height="5.5cm" svg:x="16.551cm" svg:y="1cm">
            <text:p text:style-name="P4"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609cm" svg:height="0.915cm" svg:x="17.269cm" svg:y="1.115cm">
            <draw:text-box>
              <text:p text:style-name="P4"><text:span text:style-name="T1">local-svn-master</text:span></text:p>
            </draw:text-box>
          </draw:frame>
          <draw:custom-shape draw:style-name="gr4" draw:text-style-name="P1" draw:layer="layout" svg:width="5.014cm" svg:height="5.273cm" svg:x="16.556cm" svg:y="6.713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3.368cm" svg:height="0.725cm" svg:x="17.379cm" svg:y="6.79cm">
            <draw:text-box>
              <text:p text:style-name="P4"><text:span text:style-name="T1">local-svn-year1</text:span></text:p>
            </draw:text-box>
          </draw:frame>
          <draw:line draw:style-name="gr7" draw:text-style-name="P1" draw:layer="layout" svg:x1="1.1cm" svg:y1="2.5cm" svg:x2="5.292cm" svg:y2="2.5cm">
            <text:p text:style-name="P4"/>
          </draw:line>
          <draw:line draw:style-name="gr7" draw:text-style-name="P1" draw:layer="layout" svg:x1="5.5cm" svg:y1="2cm" svg:x2="16.379cm" svg:y2="2cm">
            <text:p text:style-name="P4"/>
          </draw:line>
          <draw:line draw:style-name="gr7" draw:text-style-name="P1" draw:layer="layout" svg:x1="16.556cm" svg:y1="2cm" svg:x2="21.6cm" svg:y2="2cm">
            <text:p text:style-name="P4"/>
          </draw:line>
          <draw:line draw:style-name="gr7" draw:text-style-name="P1" draw:layer="layout" svg:x1="21.797cm" svg:y1="1.99cm" svg:x2="27.5cm" svg:y2="2cm">
            <text:p text:style-name="P4"/>
          </draw:line>
          <draw:line draw:style-name="gr7" draw:text-style-name="P1" draw:layer="layout" svg:x1="16.556cm" svg:y1="7.6cm" svg:x2="21.6cm" svg:y2="7.6cm">
            <text:p text:style-name="P4"/>
          </draw:line>
        </draw:g>
        <draw:custom-shape draw:style-name="gr8" draw:text-style-name="P3" draw:id="id1" draw:layer="layout" svg:width="2.5cm" svg:height="1cm" svg:x="2cm" svg:y="4cm">
          <text:p text:style-name="P2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3" draw:layer="layout" svg:width="2.5cm" svg:height="1cm" svg:x="2cm" svg:y="9.5cm">
          <text:p text:style-name="P2"><text:span text:style-name="T1">year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2" draw:layer="layout" svg:width="2.5cm" svg:height="1cm" svg:x="9.7cm" svg:y="4cm">
          <draw:glue-point draw:id="4" svg:x="3cm" svg:y="5cm" draw:escape-direction="down"/>
          <draw:glue-point draw:id="5" svg:x="-3cm" svg:y="5cm"/>
          <draw:glue-point draw:id="6" svg:x="5cm" svg:y="5cm"/>
          <draw:glue-point draw:id="7" svg:x="-5cm" svg:y="5cm"/>
          <text:p text:style-name="P2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4" draw:layer="layout" svg:width="2.5cm" svg:height="1cm" svg:x="9.7cm" svg:y="9.5cm">
          <text:p text:style-name="P2"><text:span text:style-name="T1">year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5" draw:layer="layout" svg:width="2.5cm" svg:height="1cm" svg:x="17.6cm" svg:y="4cm">
          <text:p text:style-name="P2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0" draw:layer="layout" svg:width="3.5cm" svg:height="1cm" svg:x="22.9cm" svg:y="4cm">
          <text:p text:style-name="P2"><text:span text:style-name="T1">trunk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6" draw:layer="layout" svg:width="2.5cm" svg:height="1cm" svg:x="17.6cm" svg:y="9.5cm">
          <text:p text:style-name="P2"><text:span text:style-name="T1">year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11" draw:layer="layout" svg:width="3.5cm" svg:height="1cm" svg:x="22.9cm" svg:y="9.5cm">
          <text:p text:style-name="P2"><text:span text:style-name="T1">branches/year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7" draw:layer="layout" svg:width="2.5cm" svg:height="1cm" svg:x="12.9cm" svg:y="17.5cm">
          <text:p text:style-name="P2"><text:span text:style-name="T1">svn-import-</text:span></text:p>
          <text:p text:style-name="P2"><text:span text:style-name="T1">topic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id="id8" draw:layer="layout" svg:width="2.5cm" svg:height="1cm" svg:x="6.5cm" svg:y="17.5cm">
          <text:p text:style-name="P2"><text:span text:style-name="T1">topic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3.25cm" svg:y1="4cm" svg:x2="10.95cm" svg:y2="4cm" draw:start-shape="id1" draw:start-glue-point="0" draw:end-shape="id2" draw:end-glue-point="0" svg:d="m3250 4000c0-750 7700-750 7700 0">
          <text:p text:style-name="P2"><text:span text:style-name="T2">git pull</text:span></text:p>
          <text:p text:style-name="P2"><text:span text:style-name="T2"/></text:p>
          <text:p text:style-name="P2"><text:span text:style-name="T2"/></text:p>
        </draw:connector>
        <draw:connector draw:style-name="gr9" draw:text-style-name="P2" draw:layer="layout" draw:type="curve" svg:x1="10.95cm" svg:y1="5cm" svg:x2="3.25cm" svg:y2="5cm" draw:start-shape="id2" draw:start-glue-point="2" draw:end-shape="id1" draw:end-glue-point="2" svg:d="m10950 5000c0 750-7700 750-7700 0">
          <text:p text:style-name="P2"><text:span text:style-name="T2"/></text:p>
          <text:p text:style-name="P2"><text:span text:style-name="T2"/></text:p>
          <text:p text:style-name="P2"><text:span text:style-name="T2">git push</text:span></text:p>
        </draw:connector>
        <draw:connector draw:style-name="gr9" draw:text-style-name="P2" draw:layer="layout" draw:type="curve" svg:x1="3.25cm" svg:y1="9.5cm" svg:x2="10.95cm" svg:y2="9.5cm" draw:start-shape="id3" draw:start-glue-point="0" draw:end-shape="id4" svg:d="m3250 9500c0-750 7700-750 7700 0">
          <text:p text:style-name="P2"><text:span text:style-name="T2">git pull</text:span></text:p>
          <text:p text:style-name="P2"><text:span text:style-name="T2"/></text:p>
          <text:p text:style-name="P2"><text:span text:style-name="T2"/></text:p>
        </draw:connector>
        <draw:connector draw:style-name="gr9" draw:text-style-name="P2" draw:layer="layout" draw:type="curve" svg:x1="10.95cm" svg:y1="10.5cm" svg:x2="3.25cm" svg:y2="10.5cm" draw:start-shape="id4" draw:start-glue-point="2" draw:end-shape="id3" draw:end-glue-point="2" svg:d="m10950 10500c0 750-7700 750-7700 0">
          <text:p text:style-name="P2"><text:span text:style-name="T2"/></text:p>
          <text:p text:style-name="P2"><text:span text:style-name="T2"/></text:p>
          <text:p text:style-name="P2"><text:span text:style-name="T2">git push</text:span></text:p>
        </draw:connector>
        <draw:connector draw:style-name="gr10" draw:text-style-name="P2" draw:layer="layout" draw:type="curve" svg:x1="10.95cm" svg:y1="5cm" svg:x2="10.95cm" svg:y2="9.5cm" draw:start-shape="id2" draw:start-glue-point="2" draw:end-shape="id4" draw:end-glue-point="0" svg:d="m10950 5000v4500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git cherry-pick</text:span></text:p>
          <text:p text:style-name="P2"><text:span text:style-name="T2">git merge</text:span></text:p>
        </draw:connector>
        <draw:connector draw:style-name="gr10" draw:text-style-name="P2" draw:layer="layout" draw:type="curve" svg:x1="10.95cm" svg:y1="4cm" svg:x2="18.85cm" svg:y2="4cm" draw:start-shape="id2" draw:start-glue-point="0" draw:end-shape="id5" draw:end-glue-point="0" svg:d="m10950 4000c0-750 7900-750 7900 0">
          <text:p text:style-name="P2"><text:span text:style-name="T2">git pull</text:span></text:p>
          <text:p text:style-name="P2"><text:span text:style-name="T2"/></text:p>
          <text:p text:style-name="P2"><text:span text:style-name="T2"/></text:p>
        </draw:connector>
        <draw:connector draw:style-name="gr10" draw:text-style-name="P2" draw:layer="layout" draw:type="curve" svg:x1="10.95cm" svg:y1="9.5cm" svg:x2="18.85cm" svg:y2="9.5cm" draw:start-shape="id4" draw:start-glue-point="0" draw:end-shape="id6" draw:end-glue-point="0" svg:d="m10950 9500c0-750 7900-750 7900 0">
          <text:p text:style-name="P2"><text:span text:style-name="T2">git pull</text:span></text:p>
          <text:p text:style-name="P2"><text:span text:style-name="T2"/></text:p>
          <text:p text:style-name="P2"><text:span text:style-name="T2"/></text:p>
        </draw:connector>
        <draw:connector draw:style-name="gr11" draw:text-style-name="P1" draw:layer="layout" draw:type="curve" svg:x1="12.2cm" svg:y1="4.5cm" svg:x2="15.4cm" svg:y2="18cm" draw:start-shape="id2" draw:start-glue-point="1" draw:end-shape="id7" draw:end-glue-point="1" svg:d="m12200 4500c5550 0 3950 13500 3200 13500">
          <text:p text:style-name="P4"/>
        </draw:connector>
        <draw:connector draw:style-name="gr12" draw:text-style-name="P2" draw:layer="layout" draw:type="curve" svg:x1="12.2cm" svg:y1="10cm" svg:x2="15.4cm" svg:y2="18cm" draw:start-shape="id4" draw:start-glue-point="1" draw:end-shape="id7" draw:end-glue-point="1" svg:d="m12200 10000c5550 0 3950 8000 3200 8000">
          <text:p text:style-name="P2"><text:span text:style-name="T2"><text:s text:c="26"/></text:span><text:span text:style-name="T2">git branch</text:span></text:p>
        </draw:connector>
        <draw:connector draw:style-name="gr11" draw:text-style-name="P1" draw:layer="layout" draw:type="curve" svg:x1="9.7cm" svg:y1="4.5cm" svg:x2="6.5cm" svg:y2="18cm" draw:start-shape="id2" draw:start-glue-point="3" draw:end-shape="id8" draw:end-glue-point="3" svg:d="m9700 4500c-5550 0-3950 13500-3200 13500">
          <text:p text:style-name="P4"/>
        </draw:connector>
        <draw:connector draw:style-name="gr13" draw:text-style-name="P2" draw:layer="layout" draw:type="curve" svg:x1="9.7cm" svg:y1="10cm" svg:x2="6.5cm" svg:y2="18cm" draw:start-shape="id4" draw:start-glue-point="3" draw:end-shape="id8" draw:end-glue-point="3" svg:d="m9700 10000c-5550 0-3950 8000-3200 8000">
          <text:p text:style-name="P2"><text:span text:style-name="T2">git branch <text:s text:c="25"/></text:span></text:p>
          <text:p text:style-name="P2"><text:span text:style-name="T3"><text:s text:c="3"/></text:span><text:span text:style-name="T3">then <text:s text:c="69"/></text:span></text:p>
          <text:p text:style-name="P2"><text:span text:style-name="T2">git rebase <text:s text:c="25"/></text:span></text:p>
        </draw:connector>
        <draw:connector draw:style-name="gr11" draw:text-style-name="P1" draw:layer="layout" draw:type="curve" svg:x1="14.15cm" svg:y1="17.5cm" svg:x2="10.95cm" svg:y2="10.5cm" draw:start-shape="id7" draw:start-glue-point="0" draw:end-shape="id4" draw:end-glue-point="2" svg:d="m14150 17500c0-5250-3200-1750-3200-7000">
          <text:p text:style-name="P4"/>
        </draw:connector>
        <draw:connector draw:style-name="gr10" draw:text-style-name="P2" draw:layer="layout" draw:type="curve" svg:x1="7.75cm" svg:y1="17.5cm" svg:x2="10.95cm" svg:y2="10.5cm" draw:start-shape="id8" draw:start-glue-point="0" draw:end-shape="id4" draw:end-glue-point="2" svg:d="m7750 17500c0-5250 3200-1750 3200-7000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<text:s text:c="9"/></text:span><text:span text:style-name="T2">git merge</text:span></text:p>
          <text:p text:style-name="P2"><text:span text:style-name="T3"><text:s text:c="11"/></text:span><text:span text:style-name="T3">or </text:span></text:p>
          <text:p text:style-name="P2"><text:span text:style-name="T2"><text:s text:c="17"/></text:span><text:span text:style-name="T2">git merge –squash</text:span></text:p>
          <text:p text:style-name="P2"><text:span text:style-name="T2"><text:s text:c="10"/></text:span><text:span text:style-name="T2">git commit</text:span></text:p>
        </draw:connector>
        <draw:custom-shape draw:style-name="gr14" draw:text-style-name="P3" draw:id="id9" draw:layer="layout" svg:width="2cm" svg:height="0.5cm" svg:x="10cm" svg:y="19cm">
          <text:p text:style-name="P2"><text:span text:style-name="T1">ch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1cm" svg:y1="19cm" svg:x2="9cm" svg:y2="18cm" draw:start-shape="id9" draw:start-glue-point="0" draw:end-shape="id8" draw:end-glue-point="1" svg:d="m11000 19000c0-667-666-1000-2000-1000">
          <text:p text:style-name="P4"/>
        </draw:connector>
        <draw:connector draw:style-name="gr10" draw:text-style-name="P2" draw:layer="layout" draw:type="curve" svg:x1="18.85cm" svg:y1="4cm" svg:x2="24.65cm" svg:y2="4cm" draw:start-shape="id5" draw:start-glue-point="0" draw:end-shape="id10" draw:end-glue-point="0" svg:d="m18850 4000c0-750 5800-750 5800 0">
          <text:p text:style-name="P2"><text:span text:style-name="T2">git svn set-tree HEAD</text:span></text:p>
          <text:p text:style-name="P2"><text:span text:style-name="T2"/></text:p>
          <text:p text:style-name="P2"><text:span text:style-name="T2"/></text:p>
        </draw:connector>
        <draw:connector draw:style-name="gr10" draw:text-style-name="P2" draw:layer="layout" draw:type="curve" svg:x1="18.85cm" svg:y1="9.5cm" svg:x2="24.65cm" svg:y2="9.5cm" draw:start-shape="id6" draw:start-glue-point="0" draw:end-shape="id11" svg:d="m18850 9500c0-750 5800-750 5800 0">
          <text:p text:style-name="P2"><text:span text:style-name="T2">git svn set-tree HEAD</text:span></text:p>
          <text:p text:style-name="P2"><text:span text:style-name="T2"/></text:p>
          <text:p text:style-name="P2"><text:span text:style-name="T2"/></text:p>
        </draw:connector>
        <draw:connector draw:style-name="gr10" draw:text-style-name="P2" draw:layer="layout" draw:type="curve" svg:x1="26.4cm" svg:y1="10cm" svg:x2="14.15cm" svg:y2="18.5cm" draw:start-shape="id11" draw:start-glue-point="1" draw:end-shape="id7" draw:end-glue-point="2" svg:d="m26400 10000c750 0 625 4500-2625 6813s-9625 2437-9625 1687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<text:s text:c="7"/></text:span><text:span text:style-name="T2">svn export</text:span></text:p>
          <text:p text:style-name="P2"><text:span text:style-name="T2"><text:s text:c="2"/></text:span><text:span text:style-name="T2">cp -r</text:span></text:p>
        </draw:connector>
        <draw:connector draw:style-name="gr11" draw:text-style-name="P1" draw:layer="layout" draw:type="curve" svg:x1="26.4cm" svg:y1="4.5cm" svg:x2="14.15cm" svg:y2="18.5cm" draw:start-shape="id10" draw:start-glue-point="1" draw:end-shape="id7" draw:end-glue-point="2" svg:d="m26400 4500c750 0 625 7250-2625 10938s-9625 3812-9625 3062">
          <text:p text:style-name="P4"/>
        </draw:connector>
        <draw:connector draw:style-name="gr11" draw:text-style-name="P1" draw:layer="layout" draw:type="curve" draw:line-skew="-3.062cm" svg:x1="14.15cm" svg:y1="17.5cm" svg:x2="12.2cm" svg:y2="5cm" draw:start-shape="id7" draw:start-glue-point="0" draw:end-shape="id2" draw:end-glue-point="6" svg:d="m14150 17500c0-13968-1950-7718-1950-12500">
          <text:p text:style-name="P4"/>
        </draw:connector>
        <draw:connector draw:style-name="gr11" draw:text-style-name="P1" draw:layer="layout" draw:type="curve" draw:line-skew="-3.187cm" svg:x1="7.75cm" svg:y1="17.5cm" svg:x2="9.7cm" svg:y2="5cm" draw:start-shape="id8" draw:start-glue-point="0" draw:end-shape="id2" draw:end-glue-point="7" svg:d="m7750 17500c0-14155 1950-7906 1950-12500">
          <text:p text:style-name="P4"/>
        </draw:connector>
        <draw:custom-shape draw:style-name="gr14" draw:text-style-name="P3" draw:id="id12" draw:layer="layout" svg:width="2cm" svg:height="0.5cm" svg:x="11cm" svg:y="2.2cm">
          <text:p text:style-name="P2"><text:span text:style-name="T1">chan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2cm" svg:y1="2.7cm" svg:x2="10.95cm" svg:y2="4cm" draw:start-shape="id12" draw:start-glue-point="2" draw:end-shape="id2" draw:end-glue-point="0" svg:d="m12000 2700c0 976-1050 327-1050 130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Styl_20_linii_20_1" draw:display-name="Styl linii 1" draw:style="rect" draw:dots1="1" draw:dots1-length="197%" draw:distance="36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11T09:49:42</meta:creation-date>
    <dc:date>2009-04-12T15:08:38</dc:date>
    <meta:editing-cycles>56</meta:editing-cycles>
    <meta:editing-duration>PT1H8M27S</meta:editing-duration>
    <meta:user-defined meta:name="Informacja 1"/>
    <meta:user-defined meta:name="Informacja 2"/>
    <meta:user-defined meta:name="Informacja 3"/>
    <meta:user-defined meta:name="Informacja 4"/>
    <meta:document-statistic meta:object-count="49"/>
  </office:meta>
</office:document-meta>
</file>